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Light" svg:font-family="'Roboto Light', 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fo:font-variant="normal" fo:text-transform="none" fo:color="#2c2a2a" style:font-name="Roboto Light" fo:font-size="14pt" fo:letter-spacing="normal" fo:font-style="normal" fo:font-weight="normal" officeooo:rsid="0013e6de" officeooo:paragraph-rsid="0013e6de" style:font-size-asian="14pt" style:font-size-complex="14pt"/>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c2a2a" style:font-name="Roboto Light" fo:font-size="14pt" fo:letter-spacing="normal" fo:font-style="normal" fo:font-weight="normal" style:font-size-asian="14pt" style:font-size-complex="14pt"/>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2c2a2a" style:font-name="Roboto Light" fo:font-size="14pt" fo:letter-spacing="normal" fo:font-style="normal" fo:font-weight="normal" officeooo:rsid="0018fb37" officeooo:paragraph-rsid="0018fb37" style:font-size-asian="14pt" style:font-size-complex="14pt"/>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ff" style:font-name="Roboto Light" fo:font-size="14pt" fo:letter-spacing="normal" fo:font-style="normal" fo:font-weight="normal" officeooo:rsid="0018fb37" officeooo:paragraph-rsid="0018fb37" style:font-size-asian="14pt" style:font-size-complex="14pt"/>
    </style:style>
    <style:style style:name="P5" style:family="paragraph" style:parent-style-name="Standard">
      <style:paragraph-properties fo:text-align="center" style:justify-single-word="false"/>
      <style:text-properties officeooo:rsid="0013e6de" officeooo:paragraph-rsid="0013e6de"/>
    </style:style>
    <style:style style:name="P6" style:family="paragraph" style:parent-style-name="Standard">
      <style:paragraph-properties fo:text-align="start" style:justify-single-word="false"/>
      <style:text-properties fo:font-size="13pt" officeooo:rsid="001614ff" officeooo:paragraph-rsid="001614ff" style:font-size-asian="13pt" style:font-size-complex="13pt"/>
    </style:style>
    <style:style style:name="P7" style:family="paragraph" style:parent-style-name="Standard">
      <style:paragraph-properties fo:text-align="start" style:justify-single-word="false"/>
      <style:text-properties fo:font-size="13pt" officeooo:rsid="0017ee7c" officeooo:paragraph-rsid="0017ee7c" style:font-size-asian="13pt" style:font-size-complex="13pt"/>
    </style:style>
    <style:style style:name="P8" style:family="paragraph" style:parent-style-name="Standard">
      <style:paragraph-properties fo:text-align="center" style:justify-single-word="false"/>
      <style:text-properties fo:font-size="14pt" officeooo:rsid="0013e6de" officeooo:paragraph-rsid="0013e6de" style:font-size-asian="14pt" style:font-size-complex="14pt"/>
    </style:style>
    <style:style style:name="T1" style:family="text">
      <style:text-properties fo:font-variant="normal" fo:text-transform="none" fo:color="#2c2a2a" style:font-name="Roboto Light" fo:letter-spacing="normal" fo:font-style="normal" fo:font-weight="normal"/>
    </style:style>
    <style:style style:name="T2" style:family="text">
      <style:text-properties officeooo:rsid="00193c05"/>
    </style:style>
    <style:style style:name="T3" style:family="text">
      <style:text-properties officeooo:rsid="001a3342"/>
    </style:style>
    <style:style style:name="T4" style:family="text">
      <style:text-properties officeooo:rsid="001ac3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hislaine </text:p>
      <text:p text:style-name="P6">hammada</text:p>
      <text:p text:style-name="P6">tel:0641869676</text:p>
      <text:p text:style-name="P7">email:rizzhmd88@gmail.com</text:p>
      <text:p text:style-name="P5"/>
      <text:p text:style-name="P5"/>
      <text:p text:style-name="P5"/>
      <text:p text:style-name="P5"/>
      <text:p text:style-name="P5"/>
      <text:p text:style-name="P3">Objet:<text:span text:style-name="T3">proposition</text:span></text:p>
      <text:p text:style-name="P5"/>
      <text:p text:style-name="P5"/>
      <text:p text:style-name="P8"/>
      <text:p text:style-name="P8"><text:span text:style-name="T1">Madame,Monsieur</text:span> </text:p>
      <text:p text:style-name="P8"/>
      <text:p text:style-name="P1">Actuellement en formation concepteur designer UI et afin de valider mon année je dois effectuer un stage de 7semaines du 2mai au 21juin,le but étant de créer un site vitrine ,un logo et un <text:span text:style-name="T4">flyer</text:span> pour une entreprise.</text:p>
      <text:p text:style-name="P2">Ayant acquis de l’expérience je vous propose mes services afin de mettre en avant vos produits et de gérer votre image professionnelle en ligne.</text:p>
      <text:p text:style-name="P3">je vous mets en lien mon curriculum <text:span text:style-name="T2">vitae </text:span>numérique ainsi que mon portfolio(mes créations de sites web) </text:p>
      <text:p text:style-name="P4">https://rizzhmd.github.io/cv.html</text:p>
      <text:p text:style-name="P2">je reste à votre disposition pour de plus amples informations.</text:p>
      <text:p text:style-name="P2"><text:span text:style-name="T2">C</text:span>ordialement Ghislaine Hammad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Light" svg:font-family="'Roboto Light', Verdana"/>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4T10:38:45.922000000</meta:creation-date>
    <dc:date>2022-02-14T11:08:55.586000000</dc:date>
    <meta:editing-duration>PT10M30S</meta:editing-duration>
    <meta:editing-cycles>8</meta:editing-cycles>
    <meta:generator>Trio_Office/6.2.8.2$Windows_x86 LibreOffice_project/</meta:generator>
    <meta:document-statistic meta:table-count="0" meta:image-count="0" meta:object-count="0" meta:page-count="1" meta:paragraph-count="12" meta:word-count="99" meta:character-count="677" meta:non-whitespace-character-count="587"/>
  </office:meta>
</office:document-meta>
</file>